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elf.parent.he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elf.parent.wid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 items on botto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table:number-columns-repeated="2"/>
          <table:table-cell table:style-name="ce1" office:value-type="percentage" office:value="0.2" calcext:value-type="percentage">
            <text:p>20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table:style-name="ce1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ent addit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sic vid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mo</text:p>
          </table:table-cell>
          <table:table-cell/>
          <table:table-cell office:value-type="string" calcext:value-type="string">
            <text:p>self.parent.width * 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ctures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ridosicals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self.parent.width * 0.2</text:p>
          </table:table-cell>
          <table:table-cell/>
          <table:table-cell office:value-type="string" calcext:value-type="string">
            <text:p>self.parent.height * 0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ot </meta:initial-creator>
    <meta:creation-date>2015-08-19T18:04:47.547187059</meta:creation-date>
    <dc:date>2015-08-19T19:17:10.622559255</dc:date>
    <dc:creator>spoot </dc:creator>
    <meta:editing-duration>PT1H11M</meta:editing-duration>
    <meta:editing-cycles>20</meta:editing-cycles>
    <meta:generator>LibreOffice/4.2.8.2$Linux_X86_64 LibreOffice_project/420m0$Build-2</meta:generator>
    <meta:document-statistic meta:table-count="1" meta:cell-count="93" meta:object-count="0"/>
  </office:meta>
</office:document-meta>
</file>